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ans-serif" svg:font-family="sans-serif"/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Standard">
      <style:text-properties officeooo:rsid="001e59f2" officeooo:paragraph-rsid="001e59f2"/>
    </style:style>
    <style:style style:name="P2" style:family="paragraph" style:parent-style-name="Standard">
      <style:text-properties officeooo:rsid="001f4ba2" officeooo:paragraph-rsid="001f4ba2"/>
    </style:style>
    <style:style style:name="P3" style:family="paragraph" style:parent-style-name="Standard">
      <style:text-properties officeooo:paragraph-rsid="001f4ba2"/>
    </style:style>
    <style:style style:name="P4" style:family="paragraph" style:parent-style-name="Standard">
      <style:text-properties officeooo:paragraph-rsid="001e59f2"/>
    </style:style>
    <style:style style:name="P5" style:family="paragraph" style:parent-style-name="Standard">
      <style:text-properties fo:font-weight="normal" officeooo:paragraph-rsid="001e59f2" fo:background-color="transparent" style:font-weight-asian="normal" style:font-weight-complex="normal"/>
    </style:style>
    <style:style style:name="T1" style:family="text">
      <style:text-properties officeooo:rsid="001def5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fo:background-color="#ffff00" loext:char-shading-value="0" style:font-weight-asian="bold" style:font-weight-complex="bold"/>
    </style:style>
    <style:style style:name="T4" style:family="text">
      <style:text-properties fo:font-weight="bold" fo:background-color="#bbe33d" loext:char-shading-value="0" style:font-weight-asian="bold" style:font-weight-complex="bold"/>
    </style:style>
    <style:style style:name="T5" style:family="text">
      <style:text-properties officeooo:rsid="001e59f2"/>
    </style:style>
    <style:style style:name="T6" style:family="text">
      <style:text-properties fo:background-color="#ffff00" loext:char-shading-value="0"/>
    </style:style>
    <style:style style:name="T7" style:family="text">
      <style:text-properties fo:background-color="#bbe33d" loext:char-shading-value="0"/>
    </style:style>
    <style:style style:name="T8" style:family="text">
      <style:text-properties officeooo:rsid="001f4ba2"/>
    </style:style>
    <style:style style:name="T9" style:family="text">
      <style:text-properties fo:font-variant="normal" fo:text-transform="none" style:font-name="sans-serif" fo:font-size="11.4499998092651pt" fo:letter-spacing="normal" fo:font-style="normal" fo:font-weight="normal"/>
    </style:style>
    <style:style style:name="T10" style:family="text">
      <style:text-properties fo:font-variant="normal" fo:text-transform="none" style:font-name="sans-serif" fo:font-size="11.4499998092651pt" fo:letter-spacing="normal" fo:font-style="normal" fo:font-weight="normal" loext:padding="0in" loext:border="none"/>
    </style:style>
    <style:style style:name="T11" style:family="text">
      <style:text-properties fo:font-variant="normal" fo:text-transform="none" style:font-name="sans-serif" fo:font-size="11.4499998092651pt" fo:letter-spacing="normal" fo:font-style="normal" fo:font-weight="normal" officeooo:rsid="0022fbe7"/>
    </style:style>
    <style:style style:name="T12" style:family="text">
      <style:text-properties fo:font-variant="normal" fo:text-transform="none" style:font-name="sans-serif" fo:font-size="11.4499998092651pt" fo:letter-spacing="normal" fo:font-style="normal" fo:font-weight="normal" officeooo:rsid="0022fbe7" fo:background-color="#ffff00" loext:char-shading-value="0"/>
    </style:style>
    <style:style style:name="T13" style:family="text">
      <style:text-properties fo:font-variant="normal" fo:text-transform="none" style:font-name="sans-serif" fo:font-size="11.4499998092651pt" fo:letter-spacing="normal" fo:font-style="normal" fo:font-weight="normal" officeooo:rsid="0022fbe7" fo:background-color="#ffff00" loext:char-shading-value="0"/>
    </style:style>
    <style:style style:name="T14" style:family="text">
      <style:text-properties fo:font-variant="normal" fo:text-transform="none" style:font-name="sans-serif" fo:font-size="11.4499998092651pt" fo:letter-spacing="normal" fo:font-style="normal" fo:font-weight="bold" style:font-weight-asian="bold" style:font-weight-complex="bold"/>
    </style:style>
    <style:style style:name="T15" style:family="text">
      <style:text-properties fo:font-variant="normal" fo:text-transform="none" style:font-name="sans-serif" fo:font-size="11.4499998092651pt" fo:letter-spacing="normal" fo:font-style="normal" fo:font-weight="bold" officeooo:rsid="0022fbe7" style:font-weight-asian="bold" style:font-weight-complex="bold"/>
    </style:style>
    <style:style style:name="T16" style:family="text">
      <style:text-properties fo:font-variant="normal" fo:text-transform="none" style:font-name="sans-serif" fo:font-size="11.4499998092651pt" fo:letter-spacing="normal" fo:font-style="normal" fo:font-weight="bold" officeooo:rsid="0022fbe7" fo:background-color="#ffff00" loext:char-shading-value="0" style:font-weight-asian="bold" style:font-weight-complex="bold"/>
    </style:style>
    <style:style style:name="T17" style:family="text">
      <style:text-properties fo:font-variant="normal" fo:text-transform="none" style:font-name="sans-serif" fo:font-size="11.4499998092651pt" fo:letter-spacing="normal" fo:font-style="normal" fo:font-weight="bold" officeooo:rsid="0022fbe7" fo:background-color="#ffff00" loext:char-shading-value="0" style:font-weight-asian="bold" style:font-weight-complex="bold"/>
    </style:style>
    <style:style style:name="T18" style:family="text">
      <style:text-properties fo:font-variant="normal" fo:text-transform="none" style:font-name="sans-serif" fo:font-size="11.4499998092651pt" fo:letter-spacing="normal" fo:font-style="normal" fo:font-weight="bold" officeooo:rsid="0022fbe7" fo:background-color="#e8f2a1" loext:char-shading-value="0" style:font-weight-asian="bold" style:font-weight-complex="bold"/>
    </style:style>
    <style:style style:name="T19" style:family="text">
      <style:text-properties fo:font-variant="normal" fo:text-transform="none" style:font-name="sans-serif" fo:font-size="11.4499998092651pt" fo:letter-spacing="normal" fo:font-style="normal" fo:font-weight="bold" officeooo:rsid="0022fbe7" fo:background-color="#e8f2a1" loext:char-shading-value="0" style:font-weight-asian="bold" style:font-weight-complex="bold"/>
    </style:style>
    <style:style style:name="T20" style:family="text">
      <style:text-properties fo:font-variant="normal" fo:text-transform="none" style:font-name="sans-serif" fo:font-size="11.4499998092651pt" fo:letter-spacing="normal" fo:font-style="normal" fo:font-weight="bold" officeooo:rsid="0022fbe7" fo:background-color="#bbe33d" loext:char-shading-value="0" style:font-weight-asian="bold" style:font-weight-complex="bold"/>
    </style:style>
    <style:style style:name="T21" style:family="text">
      <style:text-properties fo:font-variant="normal" fo:text-transform="none" style:font-name="sans-serif" fo:font-size="11.4499998092651pt" fo:letter-spacing="normal" fo:font-style="normal" officeooo:rsid="0022fbe7" fo:background-color="#bbe33d" loext:char-shading-value="0"/>
    </style:style>
    <style:style style:name="T22" style:family="text">
      <style:text-properties fo:font-variant="normal" fo:text-transform="none" style:font-name="sans-serif" fo:font-size="11.4499998092651pt" fo:letter-spacing="normal" fo:font-style="normal" officeooo:rsid="0022fbe7"/>
    </style:style>
    <style:style style:name="T23" style:family="text">
      <style:text-properties fo:font-variant="normal" fo:text-transform="none" style:font-name="sans-serif" fo:font-size="11.4499998092651pt" fo:letter-spacing="normal" fo:font-style="normal" officeooo:rsid="0022fbe7"/>
    </style:style>
    <style:style style:name="T24" style:family="text">
      <style:text-properties fo:font-variant="normal" fo:text-transform="none" fo:letter-spacing="normal" fo:font-style="normal" fo:font-weight="normal" loext:padding="0in" loext:border="none"/>
    </style:style>
    <style:style style:name="T25" style:family="text">
      <style:text-properties fo:font-variant="normal" fo:text-transform="none" fo:letter-spacing="normal" fo:font-style="normal" fo:font-weight="normal" fo:background-color="#ffff00" loext:char-shading-value="0" loext:padding="0in" loext:border="none"/>
    </style:style>
    <style:style style:name="T26" style:family="text">
      <style:text-properties fo:font-variant="normal" fo:text-transform="none" fo:letter-spacing="normal" fo:font-style="normal" fo:font-weight="normal" fo:background-color="#ffff00" loext:char-shading-value="0" loext:padding="0in" loext:border="none"/>
    </style:style>
    <style:style style:name="T27" style:family="text">
      <style:text-properties fo:font-variant="normal" fo:text-transform="none" fo:letter-spacing="normal" fo:font-style="normal" fo:font-weight="normal" fo:background-color="#bbe33d" loext:char-shading-value="0" loext:padding="0in" loext:border="none"/>
    </style:style>
    <style:style style:name="T28" style:family="text">
      <style:text-properties fo:font-variant="normal" fo:text-transform="none" fo:letter-spacing="normal" fo:font-style="normal" fo:font-weight="normal" fo:background-color="#bbe33d" loext:char-shading-value="0" loext:padding="0in" loext:border="none"/>
    </style:style>
    <style:style style:name="T29" style:family="text">
      <style:text-properties fo:font-variant="normal" fo:text-transform="none" fo:letter-spacing="normal" fo:font-style="normal" fo:font-weight="bold" style:font-weight-asian="bold" style:font-weight-complex="bold" loext:padding="0in" loext:border="none"/>
    </style:style>
    <style:style style:name="T30" style:family="text">
      <style:text-properties officeooo:rsid="0022fbe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span text:style-name="T1">lab2_first deployment</text:span></text:p>
      <text:p text:style-name="Standard">// <text:span text:style-name="T30">start a deployment, using the nginx image</text:span></text:p>
      <text:p text:style-name="Standard">jerome@master:~/LFD259/SOLUTIONS/s_02$ <text:span text:style-name="T2">kubectl create deploy firstpod --image=nginx</text:span></text:p>
      <text:p text:style-name="Standard">deployment.apps/firstpod created</text:p>
      <text:p text:style-name="Standard"/>
      <text:p text:style-name="Standard">jerome@master:~/LFD259/SOLUTIONS/s_02$ <text:span text:style-name="T2">kubectl get deploy,po</text:span></text:p>
      <text:p text:style-name="Standard">NAME <text:s text:c="22"/>READY <text:s text:c="2"/>UP-TO-DATE <text:s text:c="2"/>AVAILABLE <text:s text:c="2"/>AGE</text:p>
      <text:p text:style-name="Standard">deployment.apps/<text:span text:style-name="T6">firstpod </text:span><text:s text:c="2"/>1/1 <text:s text:c="4"/>1 <text:s text:c="11"/>1 <text:s text:c="10"/>97s</text:p>
      <text:p text:style-name="Standard"/>
      <text:p text:style-name="Standard">NAME <text:s text:c="27"/>READY <text:s text:c="2"/>STATUS <text:s text:c="3"/>RESTARTS <text:s text:c="2"/>AGE</text:p>
      <text:p text:style-name="Standard">pod/<text:span text:style-name="T7">firstpod-7c4477dd55-d5mbt</text:span> <text:s text:c="2"/>1/1 <text:s text:c="4"/>Running <text:s text:c="2"/>0 <text:s text:c="9"/>97s</text:p>
      <text:p text:style-name="Standard">jerome@master:~/LFD259/SOLUTIONS/s_02$ </text:p>
      <text:p text:style-name="Standard"/>
      <text:p text:style-name="Standard">jerome@master:~/LFD259/SOLUTIONS/s_02$ <text:span text:style-name="T2">kubectl describe deploy </text:span><text:span text:style-name="T3">firstpod</text:span></text:p>
      <text:p text:style-name="Standard">Name: <text:s text:c="18"/>firstpod</text:p>
      <text:p text:style-name="Standard">Namespace: <text:s text:c="13"/>default</text:p>
      <text:p text:style-name="Standard">CreationTimestamp: <text:s text:c="5"/>Fri, 15 Jan 2021 10:10:27 +0000</text:p>
      <text:p text:style-name="Standard">Labels: <text:s text:c="16"/>app=firstpod</text:p>
      <text:p text:style-name="Standard">Annotations: <text:s text:c="11"/>deployment.kubernetes.io/revision: 1</text:p>
      <text:p text:style-name="Standard">Selector: <text:s text:c="14"/>app=firstpod</text:p>
      <text:p text:style-name="Standard">Replicas: <text:s text:c="14"/>1 desired | 1 updated | 1 total | 1 available | 0 unavailable</text:p>
      <text:p text:style-name="Standard">StrategyType: <text:s text:c="10"/>RollingUpdate</text:p>
      <text:p text:style-name="Standard">MinReadySeconds: <text:s text:c="7"/>0</text:p>
      <text:p text:style-name="P1">etc …………………….</text:p>
      <text:p text:style-name="P1"/>
      <text:p text:style-name="P1">jerome@master:~/LFD259/SOLUTIONS/s_02$ <text:span text:style-name="T2">kubectl describe po </text:span><text:span text:style-name="T4">firstpod-7c4477dd55-d5mbt</text:span></text:p>
      <text:p text:style-name="P1">Name: <text:s text:c="8"/>firstpod-7c4477dd55-d5mbt</text:p>
      <text:p text:style-name="P1">Namespace: <text:s text:c="3"/>default</text:p>
      <text:p text:style-name="P1">Priority: <text:s text:c="4"/>0</text:p>
      <text:p text:style-name="P1">Node: <text:s text:c="8"/>worker/10.2.0.3</text:p>
      <text:p text:style-name="P1">Start Time: <text:s text:c="2"/>Fri, 15 Jan 2021 10:10:27 +0000</text:p>
      <text:p text:style-name="P1">Labels: <text:s text:c="6"/>app=firstpod</text:p>
      <text:p text:style-name="P1"><text:s text:c="14"/>pod-template-hash=7c4477dd55</text:p>
      <text:p text:style-name="P1">Annotations: <text:s/>cni.projectcalico.org/podIP: 192.168.171.72/32</text:p>
      <text:p text:style-name="P1"><text:s text:c="14"/>cni.projectcalico.org/podIPs: 192.168.171.72/32</text:p>
      <text:p text:style-name="P1">Status: <text:s text:c="6"/>Running</text:p>
      <text:p text:style-name="P1">IP: <text:s text:c="10"/>192.168.171.72</text:p>
      <text:p text:style-name="P1">IPs:</text:p>
      <text:p text:style-name="P1"><text:s text:c="2"/>IP: <text:s text:c="10"/>192.168.171.72</text:p>
      <text:p text:style-name="P1">Controlled By: <text:s/>ReplicaSet/firstpod-7c4477dd55</text:p>
      <text:p text:style-name="P1">Containers:</text:p>
      <text:p text:style-name="P2">etc …………………………</text:p>
      <text:p text:style-name="P2"/>
      <text:p text:style-name="P3"><text:span text:style-name="T8">// </text:span><text:span text:style-name="T9">Note that the resources are in the default namespace. Get a list of available namespaces.</text:span></text:p>
      <text:p text:style-name="P1">jerome@master:~/LFD259/SOLUTIONS/s_02$ <text:span text:style-name="T2">kubectl get namespaces </text:span></text:p>
      <text:p text:style-name="P1">NAME <text:s text:c="13"/>STATUS <text:s text:c="2"/>AGE</text:p>
      <text:p text:style-name="P1">default <text:s text:c="10"/>Active <text:s text:c="2"/>23h</text:p>
      <text:p text:style-name="P1"><text:soft-page-break/>kube-node-lease <text:s text:c="2"/>Active <text:s text:c="2"/>23h</text:p>
      <text:p text:style-name="P1">kube-public <text:s text:c="6"/>Active <text:s text:c="2"/>23h</text:p>
      <text:p text:style-name="P1">kube-system <text:s text:c="6"/>Active <text:s text:c="2"/>23h</text:p>
      <text:p text:style-name="P4"><text:span text:style-name="T5">// </text:span><text:span text:style-name="T24">There are four default namespaces. Look at the pods in the kube-system namespace.</text:span></text:p>
      <text:p text:style-name="P1">jerome@master:~/LFD259/SOLUTIONS/s_02$ <text:span text:style-name="T2">kubectl get po -n kube-system </text:span></text:p>
      <text:p text:style-name="P1">NAME <text:s text:c="38"/>READY <text:s text:c="2"/>STATUS <text:s text:c="3"/>RESTARTS <text:s text:c="2"/>AGE</text:p>
      <text:p text:style-name="P1">calico-kube-controllers-744cfdf676-tnzq6 <text:s text:c="2"/>1/1 <text:s text:c="4"/>Running <text:s text:c="2"/>0 <text:s text:c="9"/>24h</text:p>
      <text:p text:style-name="P1">calico-node-4d8tk <text:s text:c="25"/>1/1 <text:s text:c="4"/>Running <text:s text:c="2"/>0 <text:s text:c="9"/>24h</text:p>
      <text:p text:style-name="P1">calico-node-hzm52 <text:s text:c="25"/>1/1 <text:s text:c="4"/>Running <text:s text:c="2"/>0 <text:s text:c="9"/>23h</text:p>
      <text:p text:style-name="P1">coredns-f9fd979d6-48t7d <text:s text:c="19"/>1/1 <text:s text:c="4"/>Running <text:s text:c="2"/>0 <text:s text:c="9"/>24h</text:p>
      <text:p text:style-name="P1">coredns-f9fd979d6-l28g8 <text:s text:c="19"/>1/1 <text:s text:c="4"/>Running <text:s text:c="2"/>0 <text:s text:c="9"/>24h</text:p>
      <text:p text:style-name="P1">etcd-master <text:s text:c="31"/>1/1 <text:s text:c="4"/>Running <text:s text:c="2"/>0 <text:s text:c="9"/>24h</text:p>
      <text:p text:style-name="P1">kube-apiserver-master <text:s text:c="21"/>1/1 <text:s text:c="4"/>Running <text:s text:c="2"/>0 <text:s text:c="9"/>24h</text:p>
      <text:p text:style-name="P1">kube-controller-manager-master <text:s text:c="12"/>1/1 <text:s text:c="4"/>Running <text:s text:c="2"/>0 <text:s text:c="9"/>24h</text:p>
      <text:p text:style-name="P1">kube-proxy-mvwvk <text:s text:c="26"/>1/1 <text:s text:c="4"/>Running <text:s text:c="2"/>0 <text:s text:c="9"/>23h</text:p>
      <text:p text:style-name="P1">kube-proxy-wsjvz <text:s text:c="26"/>1/1 <text:s text:c="4"/>Running <text:s text:c="2"/>0 <text:s text:c="9"/>24h</text:p>
      <text:p text:style-name="P1">kube-scheduler-master <text:s text:c="21"/>1/1 <text:s text:c="4"/>Running <text:s text:c="2"/>0 <text:s text:c="9"/>24h</text:p>
      <text:p text:style-name="P1">jerome@master:~/LFD259/SOLUTIONS/s_02$ </text:p>
      <text:p text:style-name="P1"/>
      <text:p text:style-name="P4"><text:span text:style-name="T5">// </text:span><text:span text:style-name="T9">Now look at the pods in a namespace that does not exist. Note you do not receive an error.</text:span></text:p>
      <text:p text:style-name="P4"><text:span text:style-name="T9">jerome@master:~/LFD259/SOLUTIONS/s_02$ </text:span><text:span text:style-name="T14">kubectl get po -n fakenamespace</text:span></text:p>
      <text:p text:style-name="P4"><text:span text:style-name="T9">No resources found in fakenamespace namespace.</text:span></text:p>
      <text:p text:style-name="P4"><text:span text:style-name="T9"/></text:p>
      <text:p text:style-name="P4"><text:span text:style-name="T9">// </text:span><text:span text:style-name="T10">You can also view resources in all namespaces at once. Use the </text:span><text:span text:style-name="T24">--all-namespaces options to select objects in all namespaces at once</text:span></text:p>
      <text:p text:style-name="P4"><text:span text:style-name="T24">jerome@master:~/LFD259/SOLUTIONS/s_02$ </text:span><text:span text:style-name="T29">kubectl get po --all-namespaces</text:span></text:p>
      <text:p text:style-name="P4"><text:span text:style-name="T24">NAMESPACE <text:s text:c="4"/>NAME <text:s text:c="38"/>READY <text:s text:c="2"/>STATUS <text:s text:c="3"/>RESTARTS <text:s text:c="2"/>AGE</text:span></text:p>
      <text:p text:style-name="P4"><text:span text:style-name="T24">default <text:s text:c="6"/>firstpod-7c4477dd55-d5mbt <text:s text:c="17"/>1/1 <text:s text:c="4"/>Running <text:s text:c="2"/>0 <text:s text:c="9"/>16m</text:span></text:p>
      <text:p text:style-name="P4"><text:span text:style-name="T24">kube-system <text:s text:c="2"/>calico-kube-controllers-744cfdf676-tnzq6 <text:s text:c="2"/>1/1 <text:s text:c="4"/>Running <text:s text:c="2"/>0 <text:s text:c="9"/>24h</text:span></text:p>
      <text:p text:style-name="P4"><text:span text:style-name="T24">kube-system <text:s text:c="2"/>calico-node-4d8tk <text:s text:c="25"/>1/1 <text:s text:c="4"/>Running <text:s text:c="2"/>0 <text:s text:c="9"/>24h</text:span></text:p>
      <text:p text:style-name="P4"><text:span text:style-name="T24">kube-system <text:s text:c="2"/>calico-node-hzm52 <text:s text:c="25"/>1/1 <text:s text:c="4"/>Running <text:s text:c="2"/>0 <text:s text:c="9"/>23h</text:span></text:p>
      <text:p text:style-name="P4"><text:span text:style-name="T24">kube-system <text:s text:c="2"/>coredns-f9fd979d6-48t7d <text:s text:c="19"/>1/1 <text:s text:c="4"/>Running <text:s text:c="2"/>0 <text:s text:c="9"/>24h</text:span></text:p>
      <text:p text:style-name="P4"><text:span text:style-name="T24">kube-system <text:s text:c="2"/>coredns-f9fd979d6-l28g8 <text:s text:c="19"/>1/1 <text:s text:c="4"/>Running <text:s text:c="2"/>0 <text:s text:c="9"/>24h</text:span></text:p>
      <text:p text:style-name="P4"><text:span text:style-name="T24">kube-system <text:s text:c="2"/>etcd-master <text:s text:c="31"/>1/1 <text:s text:c="4"/>Running <text:s text:c="2"/>0 <text:s text:c="9"/>24h</text:span></text:p>
      <text:p text:style-name="P4"><text:span text:style-name="T24">kube-system <text:s text:c="2"/>kube-apiserver-master <text:s text:c="21"/>1/1 <text:s text:c="4"/>Running <text:s text:c="2"/>0 <text:s text:c="9"/>24h</text:span></text:p>
      <text:p text:style-name="P4"><text:span text:style-name="T24">kube-system <text:s text:c="2"/>kube-controller-manager-master <text:s text:c="12"/>1/1 <text:s text:c="4"/>Running <text:s text:c="2"/>0 <text:s text:c="9"/>24h</text:span></text:p>
      <text:p text:style-name="P4"><text:span text:style-name="T24">kube-system <text:s text:c="2"/>kube-proxy-mvwvk <text:s text:c="26"/>1/1 <text:s text:c="4"/>Running <text:s text:c="2"/>0 <text:s text:c="9"/>23h</text:span></text:p>
      <text:p text:style-name="P4"><text:span text:style-name="T24">kube-system <text:s text:c="2"/>kube-proxy-wsjvz <text:s text:c="26"/>1/1 <text:s text:c="4"/>Running <text:s text:c="2"/>0 <text:s text:c="9"/>24h</text:span></text:p>
      <text:p text:style-name="P4"><text:span text:style-name="T24">kube-system <text:s text:c="2"/>kube-scheduler-master <text:s text:c="21"/>1/1 <text:s text:c="4"/>Running <text:s text:c="2"/>0 <text:s text:c="9"/>24h</text:span></text:p>
      <text:p text:style-name="P4"><text:span text:style-name="T9"/></text:p>
      <text:p text:style-name="P4"><text:span text:style-name="T9">// </text:span><text:span text:style-name="T10">View several resources at once. Note that most resources have a short name such as </text:span><text:span text:style-name="T29">rs for ReplicaSet,</text:span><text:span text:style-name="T24"> </text:span><text:span text:style-name="T29">po for Pod</text:span><text:span text:style-name="T24">, </text:span><text:span text:style-name="T29">svc for Service</text:span><text:span text:style-name="T24">, and </text:span><text:span text:style-name="T29">ep for endpoint</text:span><text:span text:style-name="T24">. Note the endpoint still exists after we deleted the pod.</text:span></text:p>
      <text:p text:style-name="P4"><text:span text:style-name="T24">jerome@master:~/LFD259/SOLUTIONS/s_02$ </text:span><text:span text:style-name="T29">kubectl get po,deploy,svc,rs,ep</text:span></text:p>
      <text:p text:style-name="P4"><text:span text:style-name="T24">NAME <text:s text:c="27"/>READY <text:s text:c="2"/>STATUS <text:s text:c="3"/>RESTARTS <text:s text:c="2"/>AGE</text:span></text:p>
      <text:p text:style-name="P4"><text:span text:style-name="T24">pod/firstpod-7c4477dd55-d5mbt <text:s text:c="2"/>1/1 <text:s text:c="4"/>Running <text:s text:c="2"/>0 <text:s text:c="9"/>19m</text:span></text:p>
      <text:p text:style-name="P4"><text:span text:style-name="T24"/></text:p>
      <text:p text:style-name="P4"><text:soft-page-break/><text:span text:style-name="T24">NAME <text:s text:c="22"/>READY <text:s text:c="2"/>UP-TO-DATE <text:s text:c="2"/>AVAILABLE <text:s text:c="2"/>AGE</text:span></text:p>
      <text:p text:style-name="P4"><text:span text:style-name="T24">deployment.apps/</text:span><text:span text:style-name="T28">firstpod </text:span><text:span text:style-name="T24"><text:s text:c="2"/>1/1 <text:s text:c="4"/>1 <text:s text:c="11"/>1 <text:s text:c="10"/>19m</text:span></text:p>
      <text:p text:style-name="P4"><text:span text:style-name="T24"/></text:p>
      <text:p text:style-name="P4"><text:span text:style-name="T24">NAME <text:s text:c="16"/>TYPE <text:s text:c="7"/>CLUSTER-IP <text:s text:c="2"/>EXTERNAL-IP <text:s text:c="2"/>PORT(S) <text:s text:c="2"/>AGE</text:span></text:p>
      <text:p text:style-name="P4"><text:span text:style-name="T24">service/kubernetes <text:s text:c="2"/>ClusterIP <text:s text:c="2"/>10.96.0.1 <text:s text:c="3"/>&lt;none&gt; <text:s text:c="7"/>443/TCP <text:s text:c="2"/>24h</text:span></text:p>
      <text:p text:style-name="P4"><text:span text:style-name="T24"/></text:p>
      <text:p text:style-name="P4"><text:span text:style-name="T24">NAME <text:s text:c="33"/>DESIRED <text:s text:c="2"/>CURRENT <text:s text:c="2"/>READY <text:s text:c="2"/>AGE</text:span></text:p>
      <text:p text:style-name="P4"><text:span text:style-name="T24">replicaset.apps/</text:span><text:span text:style-name="T26">firstpod-7c4477dd55</text:span><text:span text:style-name="T24"> <text:s text:c="2"/>1 <text:s text:c="8"/>1 <text:s text:c="8"/>1 <text:s text:c="6"/></text:span><text:span text:style-name="T26">19m</text:span></text:p>
      <text:p text:style-name="P4"><text:span text:style-name="T24"/></text:p>
      <text:p text:style-name="P4"><text:span text:style-name="T24">NAME <text:s text:c="18"/>ENDPOINTS <text:s text:c="6"/>AGE</text:span></text:p>
      <text:p text:style-name="P4"><text:span text:style-name="T24">endpoints/kubernetes <text:s text:c="2"/>10.2.0.4:6443 <text:s text:c="2"/>24h</text:span></text:p>
      <text:p text:style-name="P4"><text:span text:style-name="T9"/></text:p>
      <text:p text:style-name="P4"><text:span text:style-name="T9">// </text:span><text:span text:style-name="T11">delete the replicaset</text:span></text:p>
      <text:p text:style-name="P4"><text:span text:style-name="T11">jerome@master:~/LFD259/SOLUTIONS/s_02$ </text:span><text:span text:style-name="T15">kubectl delete rs </text:span><text:span text:style-name="T17">firstpod-7c4477dd55 </text:span></text:p>
      <text:p text:style-name="P4"><text:span text:style-name="T11">replicaset.apps "firstpod-7c4477dd55" deleted</text:span></text:p>
      <text:p text:style-name="P4"><text:span text:style-name="T11"/></text:p>
      <text:p text:style-name="P4"><text:span text:style-name="T11">// the controller restart <text:s/>one immediately</text:span></text:p>
      <text:p text:style-name="P4"><text:span text:style-name="T11">jerome@master:~/LFD259/SOLUTIONS/s_02$ </text:span><text:span text:style-name="T15">kubectl get rs</text:span></text:p>
      <text:p text:style-name="P4"><text:span text:style-name="T11">NAME <text:s text:c="17"/>DESIRED <text:s text:c="2"/>CURRENT <text:s text:c="2"/>READY <text:s text:c="2"/>AGE</text:span></text:p>
      <text:p text:style-name="P4"><text:span text:style-name="T11">firstpod-7c4477dd55 <text:s text:c="2"/>1 <text:s text:c="8"/>1 <text:s text:c="8"/>1 <text:s text:c="5"/></text:span><text:span text:style-name="T13"><text:s/>15s</text:span></text:p>
      <text:p text:style-name="P4"><text:span text:style-name="T11">jerome@master:~/LFD259/SOLUTIONS/s_02$ </text:span></text:p>
      <text:p text:style-name="P4"><text:span text:style-name="T11"/></text:p>
      <text:p text:style-name="P4"><text:span text:style-name="T11">// delete the deployment </text:span></text:p>
      <text:p text:style-name="P4"><text:span text:style-name="T11">jerome@master:~/LFD259/SOLUTIONS/s_02$ </text:span><text:span text:style-name="T15">kubectl delete deploy </text:span><text:span text:style-name="T20">firstpod</text:span></text:p>
      <text:p text:style-name="P5"><text:span text:style-name="T22">deployment.apps "firstpod" deleted</text:span></text:p>
      <text:p text:style-name="P4"><text:span text:style-name="T11">jerome@master:~/LFD259/SOLUTIONS/s_02$ </text:span><text:span text:style-name="T15">kubectl get po,deploy,svc,rs,ep</text:span></text:p>
      <text:p text:style-name="P4"><text:span text:style-name="T11">NAME <text:s text:c="16"/>TYPE <text:s text:c="7"/>CLUSTER-IP <text:s text:c="2"/>EXTERNAL-IP <text:s text:c="2"/>PORT(S) <text:s text:c="2"/>AGE</text:span></text:p>
      <text:p text:style-name="P4"><text:span text:style-name="T11">service/kubernetes <text:s text:c="2"/>ClusterIP <text:s text:c="2"/>10.96.0.1 <text:s text:c="3"/>&lt;none&gt; <text:s text:c="7"/>443/TCP <text:s text:c="2"/>24h</text:span></text:p>
      <text:p text:style-name="P4"><text:span text:style-name="T11"/></text:p>
      <text:p text:style-name="P4"><text:span text:style-name="T11">NAME <text:s text:c="18"/>ENDPOINTS <text:s text:c="6"/>AGE</text:span></text:p>
      <text:p text:style-name="P4"><text:span text:style-name="T11">endpoints/kubernetes <text:s text:c="2"/>10.2.0.4:6443 <text:s text:c="2"/>24h</text:span></text:p>
      <text:p text:style-name="P4"><text:span text:style-name="T11">jerome@master:~/LFD259/SOLUTIONS/s_02$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ans-serif" svg:font-family="sans-serif"/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5T17:05:44.625335033</meta:creation-date>
    <meta:generator>LibreOffice/7.0.4.2$Linux_X86_64 LibreOffice_project/00$Build-2</meta:generator>
    <dc:date>2021-01-15T17:42:50.371602812</dc:date>
    <meta:editing-duration>PT3M55S</meta:editing-duration>
    <meta:editing-cycles>3</meta:editing-cycles>
    <meta:document-statistic meta:table-count="0" meta:image-count="0" meta:object-count="0" meta:page-count="3" meta:paragraph-count="107" meta:word-count="545" meta:character-count="6317" meta:non-whitespace-character-count="4218"/>
  </office:meta>
</office:document-meta>
</file>